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1.9208in"/>
    </style:style>
    <style:style style:name="Table1.B" style:family="table-column">
      <style:table-column-properties style:column-width="4.77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BLAK INTEGRATED AMPLIFIER USB</text:span></text:p>
      <text:p text:style-name="Text_20_body">The blak Integrated Amplifier USB has 150 watts of refined power for a smooth yet authoritative performance.  The blak Integrated also has a host of additional features such as an audiophile quality internal DAC with USB connection for computers and mobile devices, a high quality Moving Magnet phono input and aptX bluetooth wireless connectivity.</text:p>
      <text:p text:style-name="Standard"/>
      <text:p text:style-name="Standard"/>
      <text:p text:style-name="Standard"/>
      <text:p text:style-name="Text_20_body"><text:span text:style-name="Strong_20_Emphasis">Features</text:span></text:p>
      <text:list xml:id="list5036650698560215513" text:style-name="L1">
        <text:list-item>
          <text:p text:style-name="P2">3 x RCA line inputs </text:p>
        </text:list-item>
        <text:list-item>
          <text:p text:style-name="P2">1 x Pair analogue XLR inputs </text:p>
        </text:list-item>
        <text:list-item>
          <text:p text:style-name="P2">MM phono input </text:p>
        </text:list-item>
        <text:list-item>
          <text:p text:style-name="P2">aptX Bluetooth input </text:p>
        </text:list-item>
        <text:list-item>
          <text:p text:style-name="P2">Circuit-switchable headphone output </text:p>
        </text:list-item>
        <text:list-item>
          <text:p text:style-name="P2">High quality internal DAC circuit (USB Amplifier only) </text:p>
        </text:list-item>
        <text:list-item>
          <text:p text:style-name="P2">Rear-located USB type-B port (USB Amplifier only) </text:p>
        </text:list-item>
        <text:list-item>
          <text:p text:style-name="P2">High audiophile grade components used throughout </text:p>
        </text:list-item>
        <text:list-item>
          <text:p text:style-name="P2">Top quality transformer design for optimum power </text:p>
        </text:list-item>
        <text:list-item>
          <text:p text:style-name="P2">Striking design and superlative build quality </text:p>
        </text:list-item>
        <text:list-item>
          <text:p text:style-name="P1">Brightness-adjustable oversize LED display </text:p>
        </text:list-item>
      </text:list>
      <text:p text:style-name="Text_20_body"><text:span text:style-name="Strong_20_Emphasis">Specification</text:span></text:p>
      <text:p text:style-name="Text_20_body">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Inputs:</text:p>
          </table:table-cell>
          <table:table-cell table:style-name="Table1.A1" office:value-type="string">
            <text:p text:style-name="Table_20_Contents">3 x RCA line inputs<text:line-break/>1 x Pair analogue XLR inputs<text:line-break/>1 x USB type-B input 24/192 &amp; DSD compatible (only operational with ‘USB’ Version)<text:line-break/>MM phono input<text:line-break/>aptX Bluetooth input<text:line-break/>MM input – gain, 76.75dB@1kHz, input impedance 47k ohm, 150pF<text:line-break/>Line &amp; XLR inputs – input impedance 24k ohm XLR, 40k ohm RCA</text:p>
          </table:table-cell>
        </table:table-row>
        <table:table-row>
          <table:table-cell table:style-name="Table1.A1" office:value-type="string">
            <text:p text:style-name="Table_20_Contents">Gain:</text:p>
          </table:table-cell>
          <table:table-cell table:style-name="Table1.A1" office:value-type="string">
            <text:p text:style-name="Table_20_Contents">@ 1kHz, 8ohm 36,75dB</text:p>
          </table:table-cell>
        </table:table-row>
        <table:table-row>
          <table:table-cell table:style-name="Table1.A1" office:value-type="string">
            <text:p text:style-name="Table_20_Contents">THD:</text:p>
          </table:table-cell>
          <table:table-cell table:style-name="Table1.A1" office:value-type="string">
            <text:p text:style-name="Table_20_Contents">@ 1W, 8ohm, 5kHz &lt; 0.02%<text:line-break/>@ 12W, 8ohm, 5kHz &lt; 0.035%</text:p>
          </table:table-cell>
        </table:table-row>
        <table:table-row>
          <table:table-cell table:style-name="Table1.A1" office:value-type="string">
            <text:p text:style-name="Table_20_Contents">Power output:</text:p>
          </table:table-cell>
          <table:table-cell table:style-name="Table1.A1" office:value-type="string">
            <text:p text:style-name="Table_20_Contents">@ 1kHz, 8ohm &gt; 150W<text:line-break/>@ 1kHz, 4ohm &gt; 230W</text:p>
          </table:table-cell>
        </table:table-row>
        <table:table-row>
          <table:table-cell table:style-name="Table1.A1" office:value-type="string">
            <text:p text:style-name="Table_20_Contents">Frequency response:</text:p>
          </table:table-cell>
          <table:table-cell table:style-name="Table1.A1" office:value-type="string">
            <text:p text:style-name="Table_20_Contents">@ -3dB, 12W, 8ohm from &lt; 20Hz to more than 80kHz</text:p>
          </table:table-cell>
        </table:table-row>
        <table:table-row>
          <table:table-cell table:style-name="Table1.A1" office:value-type="string">
            <text:p text:style-name="Table_20_Contents">Channel balance:</text:p>
          </table:table-cell>
          <table:table-cell table:style-name="Table1.A1" office:value-type="string">
            <text:p text:style-name="Table_20_Contents">@ 1kHz, 8ohm, 12W better than 0.3dB</text:p>
          </table:table-cell>
        </table:table-row>
        <table:table-row>
          <table:table-cell table:style-name="Table1.A1" office:value-type="string">
            <text:p text:style-name="Table_20_Contents">Cross talk:</text:p>
          </table:table-cell>
          <table:table-cell table:style-name="Table1.A1" office:value-type="string">
            <text:p text:style-name="Table_20_Contents">@ 1kHz, 8ohm &lt; -104dB</text:p>
          </table:table-cell>
        </table:table-row>
        <table:table-row>
          <table:table-cell table:style-name="Table1.A1" office:value-type="string">
            <text:p text:style-name="Table_20_Contents">S/N:</text:p>
          </table:table-cell>
          <table:table-cell table:style-name="Table1.A1" office:value-type="string">
            <text:p text:style-name="Table_20_Contents">@ 1kHz, 8ohm, 1W &gt; 76dB</text:p>
          </table:table-cell>
        </table:table-row>
        <table:table-row>
          <table:table-cell table:style-name="Table1.A1" office:value-type="string">
            <text:p text:style-name="Table_20_Contents">Dimensions:</text:p>
          </table:table-cell>
          <table:table-cell table:style-name="Table1.A1" office:value-type="string">
            <text:p text:style-name="Table_20_Contents">(H x W x D) 140 x 440 (inc. faceplate) x 309mm / 140 x 400 (chassis) x 309mm</text:p>
          </table:table-cell>
        </table:table-row>
        <table:table-row>
          <table:table-cell table:style-name="Table1.A1" office:value-type="string">
            <text:p text:style-name="Table_20_Contents">Weight:</text:p>
          </table:table-cell>
          <table:table-cell table:style-name="Table1.A1" office:value-type="string">
            <text:p text:style-name="Table_20_Contents">14kg</text:p>
          </table:table-cell>
        </table:table-row>
        <table:table-row>
          <table:table-cell table:style-name="Table1.A1" office:value-type="string">
            <text:p text:style-name="Table_20_Contents">Rated Power Consumption:</text:p>
          </table:table-cell>
          <table:table-cell table:style-name="Table1.A1" office:value-type="string">
            <text:p text:style-name="Table_20_Contents">480W</text:p>
          </table:table-cell>
        </table:table-row>
        <table:table-row>
          <table:table-cell table:style-name="Table1.A1" office:value-type="string">
            <text:p text:style-name="Table_20_Contents">Maximum Power Consumption:</text:p>
          </table:table-cell>
          <table:table-cell table:style-name="Table1.A1" office:value-type="string">
            <text:p text:style-name="Table_20_Contents">800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1$Win32 OpenOffice.org_project/411m6$Build-9775</meta:generator>
    <dc:date>2018-01-31T10:32:55.88</dc:date>
    <meta:document-statistic meta:table-count="1" meta:image-count="0" meta:object-count="0" meta:page-count="1" meta:paragraph-count="40" meta:word-count="280" meta:character-count="1585"/>
    <dc:creator>Marti </dc:creator>
    <meta:user-defined meta:name="Info 1"/>
    <meta:user-defined meta:name="Info 2"/>
    <meta:user-defined meta:name="Info 3"/>
    <meta:user-defined meta:name="Info 4"/>
  </office:meta>
</office:document-meta>
</file>